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00%"/>
      <style:text-properties style:font-name="inherit" fo:font-size="12pt" fo:language="en" fo:country="US" fo:font-style="normal" style:text-underline-style="solid" style:text-underline-width="auto" style:text-underline-color="font-color" fo:font-weight="normal" officeooo:paragraph-rsid="0095f47d"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Text_20_body">
      <style:paragraph-properties fo:line-height="100%"/>
      <style:text-properties style:font-name="Times New Roman" fo:font-size="12pt" fo:language="en" fo:country="US" fo:font-style="normal" style:text-underline-style="solid" style:text-underline-width="auto" style:text-underline-color="font-color" fo:font-weight="normal" officeooo:paragraph-rsid="006eca66"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Text_20_body">
      <style:paragraph-properties fo:line-height="100%"/>
      <style:text-properties style:font-name="Times New Roman" fo:font-size="12pt" fo:language="en" fo:country="US" fo:font-style="normal" style:text-underline-style="none" fo:font-weight="normal" officeooo:paragraph-rsid="006eca66"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list-style-name="L4">
      <style:text-properties style:font-name="Times New Roman" fo:font-size="12pt" style:font-size-asian="12pt" style:font-size-complex="12pt"/>
    </style:style>
    <style:style style:name="P6" style:family="paragraph" style:parent-style-name="Text_20_body" style:list-style-name="L5">
      <style:text-properties style:font-name="Times New Roman" fo:font-size="12pt" style:font-size-asian="12pt" style:font-size-complex="12pt"/>
    </style:style>
    <style:style style:name="P7" style:family="paragraph" style:parent-style-name="Text_20_body">
      <style:paragraph-properties fo:line-height="100%"/>
      <style:text-properties style:font-name="Times New Roman" fo:font-size="12pt" style:font-size-asian="12pt" style:font-size-complex="12pt"/>
    </style:style>
    <style:style style:name="P8" style:family="paragraph" style:parent-style-name="Text_20_body">
      <style:paragraph-properties fo:line-height="100%"/>
      <style:text-properties style:font-name="Times New Roman" fo:font-size="12pt" officeooo:paragraph-rsid="00a12f0b" style:font-size-asian="12pt" style:font-size-complex="12pt"/>
    </style:style>
    <style:style style:name="T1" style:family="text">
      <style:text-properties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fo:font-size="12pt" fo:language="en" fo:country="US" fo:font-style="normal" style:text-underline-style="none" fo:font-weight="normal" officeooo:rsid="0095f47d"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fo:font-size="12pt" fo:language="en" fo:country="US" fo:font-style="normal" style:text-underline-style="none" fo:font-weight="normal" officeooo:rsid="009695c6"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fo:font-size="12pt" fo:language="en" fo:country="US" fo:font-style="normal" style:text-underline-style="none" fo:font-weight="normal" officeooo:rsid="00a12f0b"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fo:font-size="12pt" fo:language="en" fo:country="US" fo:font-style="normal" style:text-underline-style="none" fo:font-weight="normal" officeooo:rsid="00a94f9f"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fo:font-size="12pt" fo:language="en" fo:country="US" fo:font-style="normal" style:text-underline-style="none" fo:font-weight="normal" officeooo:rsid="00afe397"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fo:font-size="12pt" fo:language="en" fo:country="US" fo:font-style="normal" style:text-underline-style="none" fo:font-weight="normal" officeooo:rsid="00b16534"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style:style>
    <style:style style:name="T9" style:family="text">
      <style:text-properties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095f47d"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09695c6"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0a12f0b"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0a94f9f"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fo:font-weight="normal" officeooo:rsid="00afe397"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style:text-underline-style="none" fo:font-weight="normal" officeooo:rsid="00b16534"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officeooo:rsid="00b16534"/>
    </style:style>
    <style:style style:name="T17" style:family="text">
      <style:text-properties officeooo:rsid="00b2eb00"/>
    </style:style>
    <style:style style:name="T18" style:family="text">
      <style:text-properties fo:language="en" fo:country="US"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9" style:family="text">
      <style:text-properties fo:language="en" fo:country="US" fo:font-style="normal" style:text-underline-style="none" fo:font-weight="normal" officeooo:rsid="0095f47d" style:font-name-asian="Times New Roman1" style:font-style-asian="normal" style:font-weight-asian="normal" style:font-name-complex="Times New Roman1" style:font-style-complex="normal" style:font-weight-complex="normal"/>
    </style:style>
    <style:style style:name="T20" style:family="text">
      <style:text-properties fo:language="en" fo:country="US" fo:font-style="normal" style:text-underline-style="none" fo:font-weight="normal" officeooo:rsid="009695c6" style:font-name-asian="Times New Roman1" style:font-style-asian="normal" style:font-weight-asian="normal" style:font-name-complex="Times New Roman1" style:font-style-complex="normal" style:font-weight-complex="normal"/>
    </style:style>
    <style:style style:name="T21" style:family="text">
      <style:text-properties fo:language="en" fo:country="US" fo:font-style="normal" style:text-underline-style="none" fo:font-weight="normal" officeooo:rsid="00a12f0b" style:font-name-asian="Times New Roman1" style:font-style-asian="normal" style:font-weight-asian="normal" style:font-name-complex="Times New Roman1" style:font-style-complex="normal" style:font-weight-complex="normal"/>
    </style:style>
    <style:style style:name="T22" style:family="text">
      <style:text-properties fo:language="en" fo:country="US" fo:font-style="normal" style:text-underline-style="none" fo:font-weight="normal" officeooo:rsid="00a94f9f" style:font-name-asian="Times New Roman1" style:font-style-asian="normal" style:font-weight-asian="normal" style:font-name-complex="Times New Roman1" style:font-style-complex="normal" style:font-weight-complex="normal"/>
    </style:style>
    <style:style style:name="T23" style:family="text">
      <style:text-properties fo:language="en" fo:country="US" fo:font-style="normal" style:text-underline-style="none" fo:font-weight="normal" officeooo:rsid="00afe397" style:font-name-asian="Times New Roman1" style:font-style-asian="normal" style:font-weight-asian="normal" style:font-name-complex="Times New Roman1" style:font-style-complex="normal" style:font-weight-complex="normal"/>
    </style:style>
    <style:style style:name="T24" style:family="text">
      <style:text-properties fo:language="en" fo:country="US" fo:font-style="normal" style:text-underline-style="none" fo:font-weight="normal" officeooo:rsid="00b16534" style:font-name-asian="Times New Roman1" style:font-style-asian="normal" style:font-weight-asian="normal" style:font-name-complex="Times New Roman1" style:font-style-complex="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8"><text:line-break/><text:line-break/></text:span></text:span><text:span text:style-name="T8">Discussion 3-2: Compliance within the LAN-to-WAN Domain</text:span></text:p>
      <text:p text:style-name="P8"><text:span text:style-name="T19"><text:tab/>Some common</text:span><text:span text:style-name="T18"> risks, threats, and vulnerabilities in the LAN-to-WAN domain that require mitigation through a layered security strategy include </text:span><text:span text:style-name="T20">unauthorized access, malware, viruses, data breaches, denial of service (DoS) attacks, insider threats, and network device vulnerabilities. Unauthorized entities gaining access to a network can compromise sensitive data and systems. Mitigating unauthorized access can included strong access controls, multi -factor authentication, and a strong password policy. Malware or viruses that infiltrate the LAN-to-WAN domain can cause damage, data loss, or unauthorized access. Mitigating malware and viruses can include implementing a robust antivirus program, regularly updating patches, and strong end user education. </text:span><text:span text:style-name="T21">Data breaches can happen due to inadequate data handling practices, vulnerabilities in the network, or weak encryption. Mitigated data breaches can involve regular security audits, strong encryption policies, intrusion </text:span><text:span text:style-name="T22">detection</text:span><text:span text:style-name="T21">, and proper access controls. </text:span><text:span text:style-name="T22">DoS attacks can overwhelm networks and lead to service disruption. To mitigate DoS attacks organizations can implement firewalls, load balancers, intrusion protection, and traffic monitoring tools to detect and block DoS attacks. </text:span><text:span text:style-name="T23">Insider threats can be malicious or </text:span><text:span text:style-name="T24">unintentional</text:span><text:span text:style-name="T23"> in nature, and pose a significant risk. To mitigate insider threats, organizations can implement role-based access controls, perform thorough background checks, and monitor user activities. Network vulnerabilities can happen through unpatched or misconfigured network devices. To mitigate network vulnerabilities organizations can perform regular updates, implement secure devices configurations, and run vulnerability assessments periodically. </text:span></text:p>
      <text:p text:style-name="P7"><text:tab/><text:span text:style-name="T16">Organizations can help</text:span> monitor unauthorized management access attempts to sensitive systems <text:span text:style-name="T16">by using intrusion detection systems, intrusion protections systems, logging, auditing, two-factor authentication, access control lists, system information and event management systems, and performing regular security assessments. </text:span><text:span text:style-name="T17">Intrusion prevention and detection systems help monitor network traffic typically after being filtered by a firewall. These systems help detect, alert, and prevent unauthorized access via rules and patterns defined within the systems. Logging and auditing helps record all management access attempts and regularly reviews, analyze, and identifies suspicious access attempts. Two-Factor authentication adds a second layer of security by requiring users to provide additional verification making harder for attackers to gain access. Access control lists are configured on network devices to only allow authorized personally to access specific data and systems. It is important to regularly audit access control lists so that users have a need to know basis. Security information and event management systems are used to aggregate and analyze logs from various sources. This helps correlate and identify unauthorized access attempts across many network endpoints. Performing regular security assessments such as vulnerabilities assessments and penetration tests can help identify weaknesses in the network and address any discovered vulnerabilities to promptly reduce risk of unauthorized access. </text:span>By implementing these measures and following a layered security strategy, organizations can better protect their LAN-to-WAN domain from various risks, threats, and vulnerabilities while actively monitoring for unauthorized management access attempts to sensitive systems.</text:p>
      <text:p text:style-name="P2"/>
      <text:p text:style-name="P2"/>
      <text:p text:style-name="P2"/>
      <text:p text:style-name="P2"/>
      <text:p text:style-name="P2">Discussion 3-4: Compliance within the System\Application Domain</text:p>
      <text:p text:style-name="P3"><text:soft-page-break/>Common risks, threats, and vulnerabilities found in the System/Application domain that must be mitigated with proper security countermeasures include:</text:p>
      <text:list xml:id="list1814309805" text:style-name="L4">
        <text:list-item>
          <text:p text:style-name="P5">Software Vulnerabilities: System and application software can contain vulnerabilities that can be exploited by attackers. Regular patching and updating of software, implementing secure coding practices, and conducting security code reviews can help mitigate this risk.</text:p>
        </text:list-item>
        <text:list-item>
          <text:p text:style-name="P5">Insider Threats: Authorized users with privileged access can intentionally or inadvertently cause harm to systems and applications. Proper access controls, user permissions, and monitoring of user activities are essential to mitigate insider threats.</text:p>
        </text:list-item>
        <text:list-item>
          <text:p text:style-name="P5">Data Breaches: Unauthorized access to sensitive data can lead to financial loss, reputation damage, and legal consequences. Implementing strong authentication mechanisms, encryption of data in transit and at rest, and adhering to data protection regulations can mitigate the risk of data breaches.</text:p>
        </text:list-item>
        <text:list-item>
          <text:p text:style-name="P5">Denial of Service (DoS) Attacks: Attackers can overwhelm system resources, causing service disruption. Employing DoS mitigation techniques, such as load balancing, traffic filtering, and rate limiting, can help protect against these attacks.</text:p>
        </text:list-item>
        <text:list-item>
          <text:p text:style-name="P5">Injection Attacks: Vulnerabilities in system/application inputs can enable attackers to execute malicious code. Employing input validation, secure coding practices, and using prepared statements or parameterized queries can mitigate the risk of injection attacks.</text:p>
        </text:list-item>
        <text:list-item>
          <text:p text:style-name="P5">Insecure Configurations: Misconfigured systems and applications can create security vulnerabilities. Regularly reviewing and updating configurations, following security best practices, and employing configuration management tools can help mitigate this risk.</text:p>
        </text:list-item>
      </text:list>
      <text:p text:style-name="P4">Using production (real) data for development and/or testing of systems/applications poses several risks:</text:p>
      <text:list xml:id="list2543575640" text:style-name="L5">
        <text:list-item>
          <text:p text:style-name="P6">Data Privacy and Compliance: Production data often contains sensitive or personally identifiable information (PII). Using this data in development and testing environments can result in non-compliance with data protection regulations and breach of privacy.</text:p>
        </text:list-item>
        <text:list-item>
          <text:p text:style-name="P6">Unauthorized Access: Development and testing environments may have less stringent security controls than production environments. If production data is used, unauthorized individuals may gain access to sensitive information, leading to data breaches and potential misuse.</text:p>
        </text:list-item>
        <text:list-item>
          <text:p text:style-name="P6">Data Integrity: Using production data in non-production environments can result in unintended modifications or corruption of data, leading to inaccurate results or system failures.</text:p>
        </text:list-item>
        <text:list-item>
          <text:p text:style-name="P6">Legal and Reputational Risks: Mishandling production data during development and testing can result in legal liabilities, damage to reputation, and loss of customer trust if data is compromised or misused.</text:p>
        </text:list-item>
      </text:list>
      <text:p text:style-name="P4">To mitigate these risks, it is recommended to use synthetic or anonymized data for development and testing purposes. This helps maintain data privacy, compliance with regulations, and reduces the likelihood of unauthorized access or data breaches. Synthetic data is artificially generated, while anonymized data has personally identifiable information removed or masked to protect privacy.</text:p>
      <text:p text:style-name="P4"><text:soft-page-break/>Overall, organizations should adopt proper security countermeasures, such as access controls, secure coding practices, data protection mechanisms, and the use of synthetic or anonymized data, to mitigate risks, threats, and vulnerabilities in the System/Application domain and avoid the potential consequences of using production data for development and testing.</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3-06-20T23:44:14.443440020</dc:date>
    <meta:editing-duration>P1DT13H14M30S</meta:editing-duration>
    <meta:editing-cycles>73</meta:editing-cycles>
    <meta:generator>LibreOffice/6.4.7.2$Linux_X86_64 LibreOffice_project/40$Build-2</meta:generator>
    <meta:document-statistic meta:table-count="0" meta:image-count="0" meta:object-count="0" meta:page-count="3" meta:paragraph-count="18" meta:word-count="950" meta:character-count="7163" meta:non-whitespace-character-count="6236"/>
  </office:meta>
</office:document-meta>
</file>